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eedup_view2" table:style-name="ta1">
        <table:shapes>
          <draw:frame draw:z-index="0" draw:style-name="gr1" draw:text-style-name="P1" svg:width="453.51pt" svg:height="255.09pt" svg:x="108.31pt" svg:y="15.62pt">
            <loext:p draw:notify-on-update-of-ranges="speedup_view2.A2:speedup_view2.A33 speedup_view2.B2:speedup_view2.B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r_threads</text:p>
          </table:table-cell>
          <table:table-cell office:value-type="string" calcext:value-type="string">
            <text:p><text:s/>speedup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39" calcext:value-type="float">
            <text:p>4.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93" calcext:value-type="float">
            <text:p>4.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62" calcext:value-type="float">
            <text:p>5.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06" calcext:value-type="float">
            <text:p>6.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43" calcext:value-type="float">
            <text:p>6.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91" calcext:value-type="float">
            <text:p>6.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59" calcext:value-type="float">
            <text:p>7.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71" calcext:value-type="float">
            <text:p>7.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.49" calcext:value-type="float">
            <text:p>7.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31" calcext:value-type="float">
            <text:p>7.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81" calcext:value-type="float">
            <text:p>7.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34" calcext:value-type="float">
            <text:p>8.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87" calcext:value-type="float">
            <text:p>6.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45" calcext:value-type="float">
            <text:p>8.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25" calcext:value-type="float">
            <text:p>8.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.36" calcext:value-type="float">
            <text:p>8.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.24" calcext:value-type="float">
            <text:p>8.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.58" calcext:value-type="float">
            <text:p>8.5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.48" calcext:value-type="float">
            <text:p>8.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.83" calcext:value-type="float">
            <text:p>8.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35" calcext:value-type="float">
            <text:p>8.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03" calcext:value-type="float">
            <text:p>8.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25" calcext:value-type="float">
            <text:p>8.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.63" calcext:value-type="float">
            <text:p>8.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.66" calcext:value-type="float">
            <text:p>8.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 style:data-style-name="N2" text:time-value="13:42:16.6005693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3T13:44:56.096279258</dc:date>
    <meta:editing-duration>PT4M9S</meta:editing-duration>
    <meta:editing-cycles>2</meta:editing-cycles>
    <meta:generator>LibreOffice/5.3.1.2$Linux_X86_64 LibreOffice_project/30m0$Build-2</meta:generator>
    <meta:document-statistic meta:table-count="1" meta:cell-count="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048cm" svg:y="0.315cm" chart:style-name="ch2">
          <text:p>Speedup of view2 with various number of threads</text:p>
        </chart:title>
        <chart:plot-area chart:style-name="ch3" table:cell-range-address="speedup_view2.A2:speedup_view2.B33" chart:data-source-has-labels="column" svg:x="1.094cm" svg:y="1.247cm" svg:width="13.91cm" svg:height="6.642cm">
          <chartooo:coordinate-region svg:x="1.715cm" svg:y="1.42cm" svg:width="13.102cm" svg:height="5.875cm"/>
          <chart:axis chart:dimension="x" chart:name="primary-x" chart:style-name="ch4" chartooo:axis-type="auto">
            <chartooo:date-scale/>
            <chart:title svg:x="7.211cm" svg:y="8.069cm" chart:style-name="ch5">
              <text:p>nr_threads</text:p>
            </chart:title>
            <chart:categories table:cell-range-address="speedup_view2.A2:speedup_view2.A33"/>
          </chart:axis>
          <chart:axis chart:dimension="y" chart:name="primary-y" chart:style-name="ch4">
            <chart:title svg:x="0.266cm" svg:y="5.26cm" chart:style-name="ch6">
              <text:p>speedup</text:p>
            </chart:title>
            <chart:grid chart:style-name="ch7" chart:class="major"/>
          </chart:axis>
          <chart:series chart:style-name="ch8" chart:values-cell-range-address="speedup_view2.B2:speedup_view2.B33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peedup_view2.A2:speedup_view2.A33</svg:desc>
                </draw:g>
              </table:table-cell>
              <table:table-cell office:value-type="float" office:value="1">
                <text:p>1</text:p>
                <draw:g>
                  <svg:desc>speedup_view2.B2:speedup_view2.B3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39">
                <text:p>4.3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62">
                <text:p>5.6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.91">
                <text:p>6.9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.49">
                <text:p>7.4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.34">
                <text:p>8.3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8.36">
                <text:p>8.3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.66">
                <text:p>8.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